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8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Isaac Leeser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4 March 1861</text:p>
      <text:p text:style-name="P2">Month<text:tab/><text:tab/><text:tab/><text:tab/><text:tab/><text:tab/>March</text:p>
      <text:p text:style-name="P2">Year<text:tab/><text:tab/><text:tab/><text:tab/><text:tab/><text:tab/>1861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3">COPY/</text:p>
      <text:p text:style-name="P4"><text:span text:style-name="T1">14</text:span><text:span text:style-name="T2">th</text:span><text:span text:style-name="T1"> March 1861/</text:span></text:p>
      <text:p text:style-name="P2">Revd. Sir/</text:p>
      <text:p text:style-name="P2"><text:tab/>In answer to the circular just received,/ I beg to say that if the contemplated meeting/ should be held at a place disconnected with/ any Synagogue, I will attend it, unless pre-/vented by official duties. <text:s/>May I express/ the wish that the statement in the same circular/ will be strictly adhered to, namely, that only our/ Hazanim and Parnasim will be invited, and the/ public excluded? <text:s/>In my humble opinion, the/ meeting will then be less ceremonious, and more/ friendly, and in all likelihood also more/ successful./</text:p>
      <text:p text:style-name="P2"><text:tab/>With due regard/</text:p>
      <text:p text:style-name="P2"><text:tab/><text:tab/>S. MORAIS/</text:p>
      <text:p text:style-name="P2">Revd. Isaac Lees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7T10:55:53</meta:creation-date>
    <dc:date>2011-12-12T13:08:04.25</dc:date>
    <dc:language>en-US</dc:language>
    <meta:editing-cycles>3</meta:editing-cycles>
    <meta:editing-duration>PT00H11M27S</meta:editing-duration>
    <dc:creator>Penn Libraries</dc:creator>
    <meta:document-statistic meta:table-count="0" meta:image-count="0" meta:object-count="0" meta:page-count="2" meta:paragraph-count="67" meta:word-count="268" meta:character-count="1849"/>
    <meta:user-defined meta:name="Info 1"/>
    <meta:user-defined meta:name="Info 2"/>
    <meta:user-defined meta:name="Info 3"/>
    <meta:user-defined meta:name="Info 4"/>
  </office:meta>
</office:document-meta>
</file>